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none" fo:font-weight="bold" officeooo:rsid="000619cf" officeooo:paragraph-rsid="000619cf" style:font-size-asian="12pt" style:font-weight-asian="bold" style:font-size-complex="12pt" style:font-weight-complex="bold"/>
    </style:style>
    <style:style style:name="P2" style:family="paragraph" style:parent-style-name="Standard">
      <style:text-properties style:font-name="Times New Roman" fo:font-size="12pt" style:text-underline-style="none" fo:font-weight="bold" officeooo:rsid="001b1b63" officeooo:paragraph-rsid="001b1b63" style:font-size-asian="12pt" style:font-weight-asian="bold" style:font-size-complex="12pt" style:font-weight-complex="bold"/>
    </style:style>
    <style:style style:name="P3" style:family="paragraph" style:parent-style-name="Standard">
      <style:text-properties style:font-name="Times New Roman" fo:font-size="12pt" style:text-underline-style="none" fo:font-weight="bold" officeooo:rsid="0016b131" officeooo:paragraph-rsid="0016b131" style:font-size-asian="12pt" style:font-weight-asian="bold" style:font-size-complex="12pt" style:font-weight-complex="bold"/>
    </style:style>
    <style:style style:name="P4" style:family="paragraph" style:parent-style-name="Standard">
      <style:text-properties style:font-name="Times New Roman" fo:font-size="12pt" style:text-underline-style="solid" style:text-underline-width="auto" style:text-underline-color="font-color" fo:font-weight="normal" officeooo:rsid="0019f1e8" officeooo:paragraph-rsid="0019f1e8" style:font-size-asian="12pt" style:font-weight-asian="normal" style:font-size-complex="12pt" style:font-weight-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style:text-underline-style="none" officeooo:rsid="00177a8c" style:font-size-asian="12pt" style:font-size-complex="12pt"/>
    </style:style>
    <style:style style:name="P7" style:family="paragraph" style:parent-style-name="Standard">
      <style:text-properties style:font-name="Times New Roman" fo:font-size="12pt" style:text-underline-style="solid" style:text-underline-width="auto" style:text-underline-color="font-color" officeooo:rsid="0003c667" officeooo:paragraph-rsid="0003c667" style:font-size-asian="12pt" style:font-size-complex="12pt"/>
    </style:style>
    <style:style style:name="P8" style:family="paragraph" style:parent-style-name="Standard">
      <style:text-properties style:font-name="Times New Roman" fo:font-size="12pt" style:text-underline-style="none" officeooo:rsid="0003c667" officeooo:paragraph-rsid="0003c667" style:font-size-asian="12pt" style:font-size-complex="12pt"/>
    </style:style>
    <style:style style:name="P9" style:family="paragraph" style:parent-style-name="Standard">
      <style:text-properties style:font-name="Times New Roman" fo:font-size="12pt" style:text-underline-style="solid" style:text-underline-width="auto" style:text-underline-color="font-color" officeooo:rsid="0019f1e8" officeooo:paragraph-rsid="0019f1e8" style:font-size-asian="12pt" style:font-size-complex="12pt"/>
    </style:style>
    <style:style style:name="P10" style:family="paragraph" style:parent-style-name="Standard">
      <style:text-properties style:font-name="Times New Roman" fo:font-size="12pt" officeooo:paragraph-rsid="001e2236" style:font-size-asian="12pt" style:font-size-complex="12pt"/>
    </style:style>
    <style:style style:name="P11" style:family="paragraph" style:parent-style-name="Standard">
      <style:text-properties style:font-name="Times New Roman" fo:font-size="12pt" style:text-underline-style="none" officeooo:rsid="001e2236" officeooo:paragraph-rsid="00242dee" style:font-size-asian="12pt" style:font-size-complex="12pt"/>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text-underline-style="none" officeooo:rsid="0019f1e8" style:font-size-asian="12pt" style:font-size-complex="12pt"/>
    </style:style>
    <style:style style:name="P14" style:family="paragraph" style:parent-style-name="Standard">
      <style:text-properties style:font-name="Times New Roman" fo:font-size="12pt" style:text-underline-style="none" fo:font-weight="bold" officeooo:rsid="0019f1e8" officeooo:paragraph-rsid="0019f1e8" style:font-size-asian="12pt" style:font-weight-asian="bold" style:font-size-complex="12pt" style:font-weight-complex="bold"/>
    </style:style>
    <style:style style:name="P15" style:family="paragraph" style:parent-style-name="Standard">
      <style:text-properties style:font-name="Times New Roman" officeooo:paragraph-rsid="0029da6f"/>
    </style:style>
    <style:style style:name="P16" style:family="paragraph" style:parent-style-name="Standard">
      <style:text-properties style:font-name="Times New Roman" fo:font-size="12pt" style:text-underline-style="none" fo:font-weight="normal" officeooo:rsid="002b5639" officeooo:paragraph-rsid="0029da6f" style:font-size-asian="12pt" style:font-weight-asian="normal" style:font-size-complex="12pt" style:font-weight-complex="normal"/>
    </style:style>
    <style:style style:name="P17" style:family="paragraph" style:parent-style-name="Standard">
      <style:text-properties style:font-name="Times New Roman" fo:font-size="12pt" style:text-underline-style="solid" style:text-underline-width="auto" style:text-underline-color="font-color" fo:font-weight="normal" officeooo:rsid="0019f1e8" officeooo:paragraph-rsid="0029da6f" style:font-size-asian="12pt" style:font-weight-asian="normal" style:font-size-complex="12pt" style:font-weight-complex="normal"/>
    </style:style>
    <style:style style:name="P18" style:family="paragraph" style:parent-style-name="Standard">
      <style:text-properties style:font-name="Times New Roman" officeooo:paragraph-rsid="00376a3c"/>
    </style:style>
    <style:style style:name="P19" style:family="paragraph" style:parent-style-name="Standard">
      <style:text-properties style:font-name="Times New Roman" fo:font-size="12pt" style:text-underline-style="none" fo:font-weight="normal" officeooo:rsid="0019f1e8" officeooo:paragraph-rsid="0019f1e8" style:font-size-asian="12pt" style:font-weight-asian="normal" style:font-size-complex="12pt" style:font-weight-complex="normal"/>
    </style:style>
    <style:style style:name="P20" style:family="paragraph" style:parent-style-name="Standard">
      <style:text-properties style:font-name="Times New Roman" fo:font-size="12pt" style:text-underline-style="none" fo:font-weight="normal" officeooo:rsid="003d9fea" officeooo:paragraph-rsid="003f590b"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3d9fea" officeooo:paragraph-rsid="003d9fea" style:font-size-asian="12pt" style:font-weight-asian="normal" style:font-size-complex="12pt" style:font-weight-complex="normal"/>
    </style:style>
    <style:style style:name="P22" style:family="paragraph" style:parent-style-name="Standard">
      <style:text-properties style:font-name="Times New Roman" fo:font-size="12pt" style:text-underline-style="solid" style:text-underline-width="auto" style:text-underline-color="font-color" fo:font-weight="normal" officeooo:rsid="0019f1e8" officeooo:paragraph-rsid="003d9fea" style:font-size-asian="12pt" style:font-weight-asian="normal" style:font-size-complex="12pt" style:font-weight-complex="normal"/>
    </style:style>
    <style:style style:name="P23" style:family="paragraph" style:parent-style-name="Standard">
      <style:text-properties officeooo:paragraph-rsid="004ba190"/>
    </style:style>
    <style:style style:name="P24" style:family="paragraph" style:parent-style-name="Standard">
      <style:text-properties style:font-name="Times New Roman" fo:font-size="12pt" style:text-underline-style="none" fo:font-weight="normal" officeooo:rsid="004ba190" officeooo:paragraph-rsid="004ba190"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4e60eb" officeooo:paragraph-rsid="004e60eb" style:font-size-asian="12pt" style:font-weight-asian="normal" style:font-size-complex="12pt" style:font-weight-complex="normal"/>
    </style:style>
    <style:style style:name="P26" style:family="paragraph" style:parent-style-name="Standard">
      <style:paragraph-properties fo:break-before="page"/>
      <style:text-properties style:font-name="Times New Roman" fo:font-size="12pt" officeooo:rsid="00100d7c" officeooo:paragraph-rsid="00100d7c" style:font-size-asian="12pt" style:font-size-complex="12pt"/>
    </style:style>
    <style:style style:name="T1" style:family="text">
      <style:text-properties style:text-underline-style="none" officeooo:rsid="0016b131"/>
    </style:style>
    <style:style style:name="T2" style:family="text">
      <style:text-properties style:text-underline-style="none" officeooo:rsid="00177a8c"/>
    </style:style>
    <style:style style:name="T3" style:family="text">
      <style:text-properties style:text-underline-style="none" officeooo:rsid="0018ed72"/>
    </style:style>
    <style:style style:name="T4" style:family="text">
      <style:text-properties style:text-underline-style="none" officeooo:rsid="001d917b"/>
    </style:style>
    <style:style style:name="T5" style:family="text">
      <style:text-properties officeooo:rsid="000515c9"/>
    </style:style>
    <style:style style:name="T6" style:family="text">
      <style:text-properties officeooo:rsid="00285806"/>
    </style:style>
    <style:style style:name="T7" style:family="text">
      <style:text-properties officeooo:rsid="000b0145"/>
    </style:style>
    <style:style style:name="T8" style:family="text">
      <style:text-properties officeooo:rsid="000c5dff"/>
    </style:style>
    <style:style style:name="T9" style:family="text">
      <style:text-properties officeooo:rsid="0009dcd7"/>
    </style:style>
    <style:style style:name="T10" style:family="text">
      <style:text-properties style:text-underline-style="none" officeooo:rsid="00100d7c"/>
    </style:style>
    <style:style style:name="T11" style:family="text">
      <style:text-properties style:text-underline-style="none" officeooo:rsid="0009dcd7"/>
    </style:style>
    <style:style style:name="T12" style:family="text">
      <style:text-properties style:text-underline-style="none" officeooo:rsid="000b0145"/>
    </style:style>
    <style:style style:name="T13" style:family="text">
      <style:text-properties officeooo:rsid="000d09be"/>
    </style:style>
    <style:style style:name="T14" style:family="text">
      <style:text-properties officeooo:rsid="00100d7c"/>
    </style:style>
    <style:style style:name="T15" style:family="text">
      <style:text-properties officeooo:rsid="001cda7e"/>
    </style:style>
    <style:style style:name="T16" style:family="text">
      <style:text-properties officeooo:rsid="001ced83"/>
    </style:style>
    <style:style style:name="T17" style:family="text">
      <style:text-properties style:text-underline-style="none" officeooo:rsid="001a3b11"/>
    </style:style>
    <style:style style:name="T18" style:family="text">
      <style:text-properties style:text-underline-style="none" officeooo:rsid="001f9b03"/>
    </style:style>
    <style:style style:name="T19" style:family="text">
      <style:text-properties style:text-underline-style="none" officeooo:rsid="001b1b63"/>
    </style:style>
    <style:style style:name="T20" style:family="text">
      <style:text-properties style:text-underline-style="none" officeooo:rsid="001b2ca8"/>
    </style:style>
    <style:style style:name="T21" style:family="text">
      <style:text-properties style:text-underline-style="none" officeooo:rsid="001fe236"/>
    </style:style>
    <style:style style:name="T22" style:family="text">
      <style:text-properties style:text-underline-style="none" officeooo:rsid="001e2236"/>
    </style:style>
    <style:style style:name="T23" style:family="text">
      <style:text-properties officeooo:rsid="0023423b"/>
    </style:style>
    <style:style style:name="T24" style:family="text">
      <style:text-properties officeooo:rsid="001fe236"/>
    </style:style>
    <style:style style:name="T25" style:family="text">
      <style:text-properties officeooo:rsid="00214556"/>
    </style:style>
    <style:style style:name="T26" style:family="text">
      <style:text-properties officeooo:rsid="00242dee"/>
    </style:style>
    <style:style style:name="T27" style:family="text">
      <style:text-properties fo:font-size="12pt" style:text-underline-style="none" officeooo:rsid="00214556" style:font-size-asian="12pt" style:font-size-complex="12pt"/>
    </style:style>
    <style:style style:name="T28" style:family="text">
      <style:text-properties fo:font-size="12pt" style:text-underline-style="none" officeooo:rsid="0023423b" style:font-size-asian="12pt" style:font-size-complex="12pt"/>
    </style:style>
    <style:style style:name="T29" style:family="text">
      <style:text-properties fo:font-size="12pt" style:text-underline-style="none" officeooo:rsid="00259e06" style:font-size-asian="12pt" style:font-size-complex="12pt"/>
    </style:style>
    <style:style style:name="T30" style:family="text">
      <style:text-properties fo:font-size="12pt" style:text-underline-style="none" officeooo:rsid="0019f1e8" style:font-size-asian="12pt" style:font-size-complex="12pt"/>
    </style:style>
    <style:style style:name="T31" style:family="text">
      <style:text-properties fo:font-size="12pt" style:text-underline-style="none" officeooo:rsid="0026be88" style:font-size-asian="12pt" style:font-size-complex="12pt"/>
    </style:style>
    <style:style style:name="T32" style:family="text">
      <style:text-properties fo:font-size="12pt" style:text-underline-style="none" officeooo:rsid="0027b0cb" style:font-size-asian="12pt" style:font-size-complex="12pt"/>
    </style:style>
    <style:style style:name="T33" style:family="text">
      <style:text-properties fo:font-size="12pt" style:text-underline-style="none" fo:font-weight="normal" officeooo:rsid="0019f1e8" style:font-size-asian="12pt" style:font-weight-asian="normal" style:font-size-complex="12pt" style:font-weight-complex="normal"/>
    </style:style>
    <style:style style:name="T34" style:family="text">
      <style:text-properties fo:font-size="12pt" style:text-underline-style="none" fo:font-weight="normal" officeooo:rsid="0029da6f" style:font-size-asian="12pt" style:font-weight-asian="normal" style:font-size-complex="12pt" style:font-weight-complex="normal"/>
    </style:style>
    <style:style style:name="T35" style:family="text">
      <style:text-properties fo:font-size="12pt" style:text-underline-style="none" fo:font-weight="normal" officeooo:rsid="002b5639" style:font-size-asian="12pt" style:font-weight-asian="normal" style:font-size-complex="12pt" style:font-weight-complex="normal"/>
    </style:style>
    <style:style style:name="T36" style:family="text">
      <style:text-properties fo:font-size="12pt" style:text-underline-style="none" fo:font-weight="normal" officeooo:rsid="002e3e26" style:font-size-asian="12pt" style:font-weight-asian="normal" style:font-size-complex="12pt" style:font-weight-complex="normal"/>
    </style:style>
    <style:style style:name="T37" style:family="text">
      <style:text-properties fo:font-size="12pt" style:text-underline-style="none" fo:font-weight="normal" officeooo:rsid="002fea28" style:font-size-asian="12pt" style:font-weight-asian="normal" style:font-size-complex="12pt" style:font-weight-complex="normal"/>
    </style:style>
    <style:style style:name="T38" style:family="text">
      <style:text-properties fo:font-size="12pt" style:text-underline-style="none" fo:font-weight="normal" officeooo:rsid="0030955b" style:font-size-asian="12pt" style:font-weight-asian="normal" style:font-size-complex="12pt" style:font-weight-complex="normal"/>
    </style:style>
    <style:style style:name="T39" style:family="text">
      <style:text-properties fo:font-size="12pt" style:text-underline-style="none" fo:font-weight="normal" officeooo:rsid="00356fed" style:font-size-asian="12pt" style:font-weight-asian="normal" style:font-size-complex="12pt" style:font-weight-complex="normal"/>
    </style:style>
    <style:style style:name="T40" style:family="text">
      <style:text-properties fo:font-size="12pt" style:text-underline-style="none" fo:font-weight="normal" officeooo:rsid="00333833" style:font-size-asian="12pt" style:font-weight-asian="normal" style:font-size-complex="12pt" style:font-weight-complex="normal"/>
    </style:style>
    <style:style style:name="T41" style:family="text">
      <style:text-properties fo:font-size="12pt" style:text-underline-style="none" fo:font-weight="normal" officeooo:rsid="00351918" style:font-size-asian="12pt" style:font-weight-asian="normal" style:font-size-complex="12pt" style:font-weight-complex="normal"/>
    </style:style>
    <style:style style:name="T42" style:family="text">
      <style:text-properties fo:font-size="12pt" style:text-underline-style="none" fo:font-weight="normal" officeooo:rsid="003ac90b" style:font-size-asian="12pt" style:font-weight-asian="normal" style:font-size-complex="12pt" style:font-weight-complex="normal"/>
    </style:style>
    <style:style style:name="T43" style:family="text">
      <style:text-properties fo:font-size="12pt" style:text-underline-style="none" fo:font-weight="normal" officeooo:rsid="00391088" style:font-size-asian="12pt" style:font-weight-asian="normal" style:font-size-complex="12pt" style:font-weight-complex="normal"/>
    </style:style>
    <style:style style:name="T44" style:family="text">
      <style:text-properties fo:font-size="12pt" style:text-underline-style="none" fo:font-weight="normal" officeooo:rsid="00376a3c" style:font-size-asian="12pt" style:font-weight-asian="normal" style:font-size-complex="12pt" style:font-weight-complex="normal"/>
    </style:style>
    <style:style style:name="T45" style:family="text">
      <style:text-properties officeooo:rsid="003f590b"/>
    </style:style>
    <style:style style:name="T46" style:family="text">
      <style:text-properties officeooo:rsid="004f2f4e"/>
    </style:style>
    <style:style style:name="T47" style:family="text">
      <style:text-properties officeooo:rsid="0040eb48"/>
    </style:style>
    <style:style style:name="T48" style:family="text">
      <style:text-properties style:font-name="Times New Roman" fo:font-size="12pt" style:text-underline-style="none" fo:font-weight="normal" officeooo:rsid="003d9fea"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41f1dd" style:font-size-asian="12pt" style:font-weight-asian="normal" style:font-size-complex="12pt" style:font-weight-complex="normal"/>
    </style:style>
    <style:style style:name="T50" style:family="text">
      <style:text-properties officeooo:rsid="00437d2f"/>
    </style:style>
    <style:style style:name="T51" style:family="text">
      <style:text-properties style:font-name="Times New Roman" fo:font-size="12pt" style:text-underline-style="none" fo:font-weight="normal" officeooo:rsid="0046804d"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4a1a25"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4ba190"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4d74c3"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4fdaa7"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5412fb"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50f63c" style:font-size-asian="12pt" style:font-weight-asian="normal" style:font-size-complex="12pt" style:font-weight-complex="normal"/>
    </style:style>
    <style:style style:name="T58"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bstract</text:p>
      <text:p text:style-name="P3"/>
      <text:p text:style-name="P3">Introduction</text:p>
      <text:p text:style-name="P4">Discussion of Non-Photorealistic Artwork</text:p>
      <text:p text:style-name="P5"><text:span text:style-name="T1"><text:tab/>Non-photorealistic digital artwork has become incredibly popular over recent years. </text:span><text:span text:style-name="T2">Videogames such as Nintendo’s Zelda franchise have used techniques such as cel shading to create 3D interactive comic book styled worlds for players to interact with </text:span><text:reference-mark-start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1]</text:span><text:reference-mark-end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 Filter applications such as those found in Instragram allow users to not only enhance the quality their photos, but also add in fun special effects and designs </text:span><text:reference-mark-start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2]</text:span><text:reference-mark-end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 </text:span><text:span text:style-name="T3">These techniques grew out of </text:span><text:span text:style-name="T4">earlier works on texture synthesis, the generation of artificial texture images based on a source input. These algorithms minimize the amount of memory and long term storage utilized to store and generate graphical information.</text:span></text:p>
      <text:p text:style-name="P6"/>
      <text:p text:style-name="P7">Early Texture Synthesis Work</text:p>
      <text:p text:style-name="P8"><text:tab/>Texture synthesis describes the process of using a sample of a texture and an algorithm to apply that texture to another body of work. <text:span text:style-name="T5">Some popular use cases of these algorithms range from image editing, rendering video game environments and mapping textures to 3D models, </text:span><text:span text:style-name="T6">and </text:span><text:span text:style-name="T5">special effects used in movie production. </text:span><text:span text:style-name="T7">The most basic examples of </text:span><text:span text:style-name="T8">texture synthesis</text:span><text:span text:style-name="T7"> simply involve painting a repeating pattern over and over onto an area of an image. This approach however is incredibly limiting and results in images that look distinctly artificial. These limitations have led to the design of algorithms </text:span><text:span text:style-name="T8">capable of creating</text:span><text:span text:style-name="T5"> </text:span><text:span text:style-name="T9">textures that mirror the look and feel of objects and artwork in the physical world.</text:span></text:p>
      <text:p text:style-name="P5"><text:span text:style-name="T10"><text:tab/>Some of the earliest</text:span><text:span text:style-name="T11"> works </text:span><text:span text:style-name="T10">from the 1980s o</text:span><text:span text:style-name="T11">n texture synthesis dealt with issues such as </text:span><text:span text:style-name="T10">Lewis’</text:span><text:span text:style-name="T11"> applying textures such that they create distinct details within an image at a desired scale </text:span><text:reference-mark-start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3]</text:span><text:reference-mark-end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 </text:span><text:span text:style-name="T12">or Gagalowicz </text:span><text:span text:style-name="T10">and De Ma</text:span><text:span text:style-name="T12"> using statistical analysis to build up textures on to different surfaces </text:span><text:reference-mark-start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12">[4]</text:span><text:reference-mark-end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7">. </text:span><text:span text:style-name="T13">These algorithms were often limited in the kinds of textures they could synthesize. </text:span><text:span text:style-name="T14">Later works by </text:span><text:span text:style-name="T15">Efros </text:span><text:reference-mark-start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5]</text:span><text:reference-mark-end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 worked to create more generalized solutions using Markov Random Fields that are able to generate a variety of </text:span><text:span text:style-name="T16">regular and stochastic textures. Additional works by Wei </text:span><text:reference-mark-start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6]</text:span><text:reference-mark-end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 used tree-structured vector quantization (TSVR) and produced results that could be executed on hardware at the time in seconds.</text:span></text:p>
      <text:p text:style-name="P9"/>
      <text:p text:style-name="P9">NST</text:p>
      <text:p text:style-name="P10"><text:span text:style-name="T17"><text:tab/>Neural style transfer </text:span><text:span text:style-name="T18">(NST)</text:span><text:span text:style-name="T17"> is a</text:span><text:span text:style-name="T18">n</text:span><text:span text:style-name="T17"> </text:span><text:span text:style-name="T18">application</text:span><text:span text:style-name="T17"> of texture synthesis that leverages a convolutional neural network (CNN) trained on the ImageNet </text:span><text:reference-mark-start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7]</text:span><text:reference-mark-end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 object recognition dataset to transfer the texture of a source style image onto a separate source content image. </text:span><text:span text:style-name="T19">This technique was first published by Leon Gatys and presented at CVPR in 2016 </text:span><text:reference-mark-start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8]</text:span><text:reference-mark-end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 Using the VGG19 CNN developed by University of Oxford’s Visual Geometry Group </text:span><text:reference-mark-start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9]</text:span><text:reference-mark-end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 </text:span><text:span text:style-name="T20">Gatys observed the interactions between individual convolution layers in VGG19 with both the style and content images. As an image propagated through the CNN, the team reconstructed the image based on the network’s response at that layer. </text:span><text:span text:style-name="T21">Gatys</text:span><text:span text:style-name="T20"> noted that the </text:span><text:span text:style-name="T22">earlier layers tended to focus on simple patterns in the images while later layers focused in on larger structures.</text:span></text:p>
      <text:p text:style-name="P11"><text:tab/>By combining the output <text:span text:style-name="T23">made up of activations</text:span> of these layers, <text:span text:style-name="T24">Gatys was able to </text:span><text:span text:style-name="T25">merge the style of one image with the content of another, generating a new image. Layers of the CNN are chosen to be used in creation of separate loss functions for both the style and content of the generated image. </text:span><text:span text:style-name="T23">Because each layer of the CNN is capturing a </text:span><text:span text:style-name="T26">different perspective of the </text:span><text:soft-page-break/><text:span text:style-name="T26">image, combinations of the outputs of the layers can control for both content and style loss by calculating the distance between activations of source images with the image being newly generated.</text:span><text:span text:style-name="T23"> </text:span><text:span text:style-name="T25">The degree to </text:span><text:span text:style-name="T26">how much the style is transferred</text:span><text:span text:style-name="T25"> is controlled by a total loss function made up of both a weighted content loss function, and a weighted style loss function. Multiple iterations of gradiant descent are performed using this function to generate the final image.</text:span></text:p>
      <text:p text:style-name="P12"><text:span text:style-name="T27"><text:tab/>Content loss is calculated based on the </text:span><text:span text:style-name="T28">weighted content distance of the original content image and the newly generated image that is being styled, at a particular convolutional layer of the neural network. The entire content loss is the mean square error (MSE) of all layers of the neural network being used to control for content loss. </text:span><text:span text:style-name="T29">Style loss is calculated similarly with a Gram matrix function. This controls for the networks becoming fixated on the positional information of certain features within the style image sample </text:span><text:reference-mark-start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8]</text:span><text:reference-mark-end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 </text:span></text:p>
      <text:p text:style-name="P9"/>
      <text:p text:style-name="P9">Later Applications</text:p>
      <text:p text:style-name="P12"><text:span text:style-name="T30"><text:tab/></text:span><text:span text:style-name="T31">CNNs have been used for a number of related tasks related to texture synthesis. It should come as no surprise they are also use for recognition of regular and irregular textures </text:span><text:reference-mark-start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1">[10], [11]</text:span><text:reference-mark-end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0">. </text:span><text:span text:style-name="T31">They have also been used to synthesize textures outside of the standard spectrum of visible light </text:span><text:reference-mark-start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1">[12]</text:span><text:reference-mark-end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0">. </text:span><text:span text:style-name="T31">Others have taken performance into account and achieved </text:span><text:span text:style-name="T32">fast </text:span><text:span text:style-name="T31">texture transfer </text:span><text:span text:style-name="T32">in real time using CNNs </text:span><text:reference-mark-start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13]</text:span><text:reference-mark-end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text:span></text:p>
      <text:p text:style-name="P13"/>
      <text:p text:style-name="P14">Materials and Methods</text:p>
      <text:p text:style-name="P4"/>
      <text:p text:style-name="P4">CNN and Image Recognition Overview</text:p>
      <text:p text:style-name="P15"><text:span text:style-name="T33"><text:tab/></text:span><text:span text:style-name="T34">ImageNet is a project to categorize groups of images based on the WorldNet hierarchy. It aims to provide over 1,000 sample images based on this hierarchy in over 100,000 different categories </text:span><text:reference-mark-start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4">[7]</text:span><text:reference-mark-end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3">. </text:span><text:span text:style-name="T34">This system is organized into a tree based heirarchy, where each image is a member of a subtree such as mammal or vehicle, and consists of further child nodes at multiple levels of depth. A simplified example is that a Mammal subtree image might also be included in the carnivore node, the dog node, and finally the husky node. </text:span><text:span text:style-name="T35">Each image was human annotated by multiple people. Further, quality is controlled by making sure that the number of users agreeing that an image belongs in a category is greater than a simple majority.</text:span></text:p>
      <text:p text:style-name="P12"><text:span text:style-name="T35"><text:s text:c="2"/><text:tab/>From 2012-2017, ImageNet was used in a number of contests relating to image classification and object recognition</text:span><text:reference-mark-start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14]</text:span><text:reference-mark-end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 </text:span><text:span text:style-name="T36">The ImageNet-1K dataset is a subset of the larger ImageNet set, containing over 1,200,000 training images in 1,000 categories. Contestants were generally tasked with building a classifier to correctly categorize images. Classifiers were generally ranked on their ability to correctly classify and image amongst the classifer’s top-5 categories. While earlier contests of this type generally utilized techniques such as a support vector machine </text:span><text:reference-mark-start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6">[15]</text:span><text:reference-mark-end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6">, the 2012 contest was won by AlexNet </text:span><text:reference-mark-start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6">[16]</text:span><text:reference-mark-end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6"> </text:span><text:span text:style-name="T37">with a top-5 error rate around 15%</text:span><text:span text:style-name="T36">. </text:span><text:span text:style-name="T37">Future contests would see this number dramatically increase as image classifier CNNs were further refined.</text:span></text:p>
      <text:p text:style-name="P16"/>
      <text:p text:style-name="P17">The Networks</text:p>
      <text:p text:style-name="P18"><text:span text:style-name="T33"><text:tab/></text:span><text:span text:style-name="T38">For our experiment </text:span><text:span text:style-name="T39">I</text:span><text:span text:style-name="T38"> looked at five different CNNs: DenseNet </text:span><text:reference-mark-start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8">[17]</text:span><text:reference-mark-end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8">, GoogLeNet </text:span><text:reference-mark-start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8">[18]</text:span><text:reference-mark-end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8">, ResNet </text:span><text:reference-mark-start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8">[19]</text:span><text:reference-mark-end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8">, SqueezeNet </text:span><text:reference-mark-start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8">[20]</text:span><text:reference-mark-end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8">, and VGG </text:span><text:reference-mark-start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8">[9]</text:span><text:reference-mark-end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8">. While </text:span><text:span text:style-name="T40">AlexNet is often used in a baseline in many experiements, </text:span><text:span text:style-name="T39">I</text:span><text:span text:style-name="T40"> instead chose VGG for this purpose. The reasons for this were because Gatys chose VGG in his original NST paper </text:span><text:reference-mark-start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0">[8]</text:span><text:reference-mark-end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0">, and because an earlier work by Gatys on texture synthesis noted inferior results with AlexNet compared to those using VGG </text:span><text:reference-mark-start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0">[21]</text:span><text:reference-mark-end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0">. </text:span><text:span text:style-name="T41">The remaining </text:span><text:soft-page-break/><text:span text:style-name="T41">networks were chosen based on their notability, parameter and GLOPS calculation count, and performance with the </text:span><text:span text:style-name="T36">ImageNet-1K </text:span><text:span text:style-name="T41">dataset. </text:span></text:p>
      <text:p text:style-name="P18"><text:span text:style-name="T41"><text:tab/></text:span><text:span text:style-name="T42">B</text:span><text:span text:style-name="T39">oth SqueezeNet and GoogLeNet to represent later CNNs that require </text:span><text:span text:style-name="T43">both</text:span><text:span text:style-name="T39"> fewer parameters and calculations to analyze an image. SqueezeNet </text:span><text:span text:style-name="T44">is both the smallest network by parameter count and calculations required to analyze an image, but its perfomance at image identifcation is worse than VGG. GoogLeNet is only slightly larger in calculation count and size than SqueezeNet, but it is nearly equal in performance to VGG. DenseNet and ResNet </text:span><text:span text:style-name="T43">both represent networks consist of more parameters and calculations than the previously mentioned small networks, but greater accuracy in image identification. Notably both networks are </text:span><text:span text:style-name="T42">also</text:span><text:span text:style-name="T43"> fewer parameters and calculations than VGG.</text:span></text:p>
      <text:p text:style-name="P19"/>
      <text:p text:style-name="P4">Image Creation Experiments</text:p>
      <text:p text:style-name="P20"><text:tab/>The image set used in our NST experiments used 10 different source images. Source images represented a mix of <text:span text:style-name="T45">subjects including animals, buildings, people, plants, and vehicles. </text:span><text:span text:style-name="T46">Content images were all the creation of the author and were taken with an Olympus E-PL5 PEN Lite.</text:span><text:span text:style-name="T45"> Style images consisted of 3 different images each from 4 unique artists, Lisa Frank, Michelangelo, Piet Mondrian, and Vincent van Gogh. </text:span><text:span text:style-name="T47">Artists were chosen to represent a wide range of art styles. </text:span><text:span text:style-name="T46">All images were cropped down to a square ratio that preserved as much of the source image as possible. The images were then scaled down to 512 pixels by 512</text:span><text:span text:style-name="T45"> </text:span><text:span text:style-name="T46">pixels to ease image processing.</text:span><text:span text:style-name="T45"> Creating every combination of </text:span><text:span text:style-name="T46">content</text:span><text:span text:style-name="T45"> and style image resulted in 120 sets of 5 images, with each image in a set created by a different network. This resulted in a total of 600 images.</text:span></text:p>
      <text:p text:style-name="Standard"><text:span text:style-name="T48"><text:tab/></text:span><text:span text:style-name="T49">Image creation experiments were performed using the PyTorch machine learning library </text:span><text:reference-mark-start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49">[22]</text:span><text:reference-mark-end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49"> in Python using an Intel Core™ i9-13900K Processor with 32GB of ram running Ubuntu 22.04.5 LTS with the Linux 5.15.0-153-generic kernel. Additionally work was offloaded to an Nvidia GeForce RTX 4070 with 12GB of onboard memory where possible. Both source and content images were scaled to 512 pixels before style transfer was performed.</text:span></text:p>
      <text:p text:style-name="P20"><text:tab/><text:span text:style-name="T50">Images were styled over 100 iterations with each neural network. Content and style weights for the loss functions used in executing these iterations was chosen to maximize the styling effect while still preserving the content structures of the source images. The same weights were used for all content and style image runs.</text:span></text:p>
      <text:p text:style-name="P21"/>
      <text:p text:style-name="P22">Image Quality Metrics</text:p>
      <text:p text:style-name="P23"><text:span text:style-name="T51"><text:tab/>Numerous image quality metrics were applied to our the generated images. These tended to fall into two broad categories, </text:span><text:span text:style-name="T52">metric that require a source image as a reference, also known as full reference, and metrics that require no reference image to calculate the image quality. We chose four types of full reference image metrics and three types of no reference metrics. Metrics were chosen mostly on their notability and also their availability within pyiqa image quality assessment package for python </text:span><text:reference-mark-start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2">[23]</text:span><text:reference-mark-end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2">. </text:span><text:span text:style-name="T53">Calculations are offloaded to the GPU using the Nvidia CUDA platform for parallel computing and the </text:span><text:span text:style-name="T49">PyTorch </text:span><text:span text:style-name="T53">library.</text:span></text:p>
      <text:p text:style-name="Standard"><text:span text:style-name="T53"><text:tab/>Our first metric we looked at peak signal-to-noise ratio (PSNR) </text:span><text:reference-mark-start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53">[24]</text:span><text:reference-mark-end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53">. </text:span><text:span text:style-name="T54">This measurement is commonly used in audio and visual broadcast applications such as image compression to understand the quality of a received transmission in comparison to its source. Essentially this is just calculating the mean square error difference between our content image and our generated image. This test does not purport to take human qualities of perception into account, nor does it </text:span><text:soft-page-break/><text:span text:style-name="T54">factor in any perceived qualities of the artwork other than how closely it matches the reference image.</text:span></text:p>
      <text:p text:style-name="Standard"><text:span text:style-name="T53"><text:tab/></text:span><text:span text:style-name="T55">Structural similarity image measure (SSIM) is another metric that is newer than PSNR, first proposed by </text:span><text:span text:style-name="T56">Zhao </text:span><text:span text:style-name="T57">Wang et al., in 2004 </text:span><text:reference-mark-start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57">[25]</text:span><text:reference-mark-end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57">. Differing from PSNR, that does compares two images pixel by pixel, SSIM attempts to evaluate similarities based on </text:span><text:span text:style-name="T56">luminance</text:span><text:span text:style-name="T57">, contrast, and structure of two images. This </text:span></text:p>
      <text:p text:style-name="P24"><text:tab/></text:p>
      <text:p text:style-name="P4">User Survey Design</text:p>
      <text:p text:style-name="P25"><text:tab/>The user survey contains some initial questions surrounding one’s familiarity with the artists whose styles were used for the generated artwork, along with the user’s overall experience with creating art. The survey attempts to capture this by asking both whether a user has received formal art education, along with questions about </text:p>
      <text:p text:style-name="P4"/>
      <text:p text:style-name="P14">Results</text:p>
      <text:p text:style-name="P4">Images Created</text:p>
      <text:p text:style-name="P4">Findings from Surveys</text:p>
      <text:p text:style-name="P4"/>
      <text:p text:style-name="P4">User Surveys, IQ, and ImageNet Accuracy Correlations</text:p>
      <text:p text:style-name="P4"/>
      <text:p text:style-name="P14">Future Work</text:p>
      <text:p text:style-name="P14"/>
      <text:p text:style-name="P4">Papers</text:p>
      <text:p text:style-name="P4"/>
      <text:p text:style-name="P4">Future Research Suggestions</text:p>
      <text:p text:style-name="P9"/>
      <text:p text:style-name="P5"/>
      <text:p text:style-name="P5"/>
      <text:p text:style-name="P26">Works Cited</text:p>
      <text:section text:style-name="Sect1" text:name="ZOTERO_BIBL {&quot;uncited&quot;:[],&quot;omitted&quot;:[],&quot;custom&quot;:[]} CSL_BIBLIOGRAPHY RNDLHAXev6mG1">
        <text:p text:style-name="Bibliography_20_1">[1]<text:tab/>P. Arellano, “10 Best Uses Of Cel-Shading In Gaming, Ranked,” CBR. Accessed: Sept. 25, 2025. [Online]. Available: https://www.cbr.com/gaming-best-cel-shading-ranked/</text:p>
        <text:p text:style-name="Bibliography_20_1">[2]<text:tab/>“Apply filters to your post on Instagram | Instagram Help Center.” Accessed: Sept. 25, 2025. [Online]. Available: https://help.instagram.com/453965678013216</text:p>
        <text:p text:style-name="Bibliography_20_1">[3]<text:tab/>J.-P. Lewis, “Texture synthesis for digital painting,” <text:span text:style-name="T58">SIGGRAPH Comput. Graph.</text:span>, vol. 18, no. 3, pp. 245–252, Jan. 1984, doi: 10.1145/964965.808605.</text:p>
        <text:p text:style-name="Bibliography_20_1">[4]<text:tab/>A. Gagalowicz and S. De Ma, “Model driven synthesis of natural textures for 3-D scenes,” <text:span text:style-name="T58">Computers &amp; Graphics</text:span>, vol. 10, no. 2, pp. 161–170, Jan. 1986, doi: 10.1016/0097-8493(86)90042-7.</text:p>
        <text:p text:style-name="Bibliography_20_1">[5]<text:tab/>A. A. Efros and T. K. Leung, “Texture synthesis by non-parametric sampling,” in <text:span text:style-name="T58">Proceedings of the Seventh IEEE International Conference on Computer Vision</text:span>, Sept. 1999, pp. 1033–1038 vol.2. doi: 10.1109/ICCV.1999.790383.</text:p>
        <text:p text:style-name="Bibliography_20_1">[6]<text:tab/>L.-Y. Wei and M. Levoy, “Fast texture synthesis using tree-structured vector quantization,” in <text:span text:style-name="T58">Proceedings of the 27th annual conference on Computer graphics and interactive techniques <text:s/>- SIGGRAPH ’00</text:span>, Not Known: ACM Press, 2000, pp. 479–488. doi: 10.1145/344779.345009.</text:p>
        <text:p text:style-name="Bibliography_20_1">[7]<text:tab/>J. Deng, W. Dong, R. Socher, L.-J. Li, K. Li, and L. Fei-Fei, “ImageNet: A large-scale hierarchical image database,” in <text:span text:style-name="T58">2009 IEEE Conference on Computer Vision and Pattern Recognition</text:span>, June 2009, pp. 248–255. doi: 10.1109/CVPR.2009.5206848.</text:p>
        <text:p text:style-name="Bibliography_20_1">[8]<text:tab/>L. A. Gatys, A. S. Ecker, and M. Bethge, “Image Style Transfer Using Convolutional Neural Networks,” in <text:span text:style-name="T58">2016 IEEE Conference on Computer Vision and Pattern Recognition (CVPR)</text:span>, Las Vegas, NV, USA: IEEE, June 2016, pp. 2414–2423. doi: 10.1109/CVPR.2016.265.</text:p>
        <text:p text:style-name="Bibliography_20_1">[9]<text:tab/>K. Simonyan and A. Zisserman, “Very Deep Convolutional Networks for Large-Scale Image Recognition,” Apr. 10, 2015, <text:span text:style-name="T58">arXiv</text:span>: arXiv:1409.1556. doi: 10.48550/arXiv.1409.1556.</text:p>
        <text:p text:style-name="Bibliography_20_1">[10]<text:tab/>N. Liu, M. Rogers, H. Cui, W. Liu, X. Li, and P. Delmas, “Deep convolutional neural networks for regular texture recognition,” <text:span text:style-name="T58">PeerJ Computer Science</text:span>, Feb. 2022, doi: 10.7717/peerj-cs.869.</text:p>
        <text:p text:style-name="Bibliography_20_1">[11]<text:tab/>X. Wei, B. Hu, T. Gao, J. Wang, and B. Deng, “Multi-scale convolutional neural network for texture recognition,” <text:span text:style-name="T58">Displays</text:span>, vol. 75, p. 102324, Dec. 2022, doi: 10.1016/j.displa.2022.102324.</text:p>
        <text:p text:style-name="Bibliography_20_1">[12]<text:tab/>S. Ollivier, Y. Gousseau, and S. Lefebvre, “Multispectral Texture Synthesis Using RGB Convolutional Neural Networks,” <text:span text:style-name="T58">IEEE Transactions on Geoscience and Remote Sensing</text:span>, vol. 63, pp. 1–14, 2025, doi: 10.1109/TGRS.2025.3554931.</text:p>
        <text:p text:style-name="Bibliography_20_1">[13]<text:tab/>H. Huang <text:span text:style-name="T58">et al.</text:span>, “Real-Time Neural Style Transfer for Videos,” in <text:span text:style-name="T58">2017 IEEE Conference on Computer Vision and Pattern Recognition (CVPR)</text:span>, July 2017, pp. 7044–7052. doi: 10.1109/CVPR.2017.745.</text:p>
        <text:p text:style-name="Bibliography_20_1">[14]<text:tab/>O. Russakovsky <text:span text:style-name="T58">et al.</text:span>, “ImageNet Large Scale Visual Recognition Challenge,” <text:span text:style-name="T58">Int J Comput Vis</text:span>, vol. 115, no. 3, pp. 211–252, Dec. 2015, doi: 10.1007/s11263-015-0816-y.</text:p>
        <text:p text:style-name="Bibliography_20_1">[15]<text:tab/>Y. Lin <text:span text:style-name="T58">et al.</text:span>, “Large-scale image classification: Fast feature extraction and SVM training,” in <text:span text:style-name="T58">CVPR 2011</text:span>, June 2011, pp. 1689–1696. doi: 10.1109/CVPR.2011.5995477.</text:p>
        <text:p text:style-name="Bibliography_20_1">[16]<text:tab/>A. Krizhevsky, “One weird trick for parallelizing convolutional neural networks,” Apr. 26, 2014, <text:span text:style-name="T58">arXiv</text:span>: arXiv:1404.5997. doi: 10.48550/arXiv.1404.5997.</text:p>
        <text:p text:style-name="Bibliography_20_1">[17]<text:tab/>G. Huang, Z. Liu, L. Van Der Maaten, and K. Q. Weinberger, “Densely Connected Convolutional Networks,” in <text:span text:style-name="T58">2017 IEEE Conference on Computer Vision and Pattern </text:span><text:soft-page-break/><text:span text:style-name="T58">Recognition (CVPR)</text:span>, Honolulu, HI: IEEE, July 2017, pp. 2261–2269. doi: 10.1109/CVPR.2017.243.</text:p>
        <text:p text:style-name="Bibliography_20_1">[18]<text:tab/>C. Szegedy <text:span text:style-name="T58">et al.</text:span>, “Going deeper with convolutions,” in <text:span text:style-name="T58">2015 IEEE Conference on Computer Vision and Pattern Recognition (CVPR)</text:span>, June 2015, pp. 1–9. doi: 10.1109/CVPR.2015.7298594.</text:p>
        <text:p text:style-name="Bibliography_20_1">[19]<text:tab/>K. He, X. Zhang, S. Ren, and J. Sun, “Deep Residual Learning for Image Recognition,” in <text:span text:style-name="T58">2016 IEEE Conference on Computer Vision and Pattern Recognition (CVPR)</text:span>, Las Vegas, NV, USA: IEEE, June 2016, pp. 770–778. doi: 10.1109/CVPR.2016.90.</text:p>
        <text:p text:style-name="Bibliography_20_1">[20]<text:tab/>F. N. Iandola, S. Han, M. W. Moskewicz, K. Ashraf, W. J. Dally, and K. Keutzer, “SqueezeNet: AlexNet-level accuracy with 50x fewer parameters and &lt;0.5MB model size,” Nov. 04, 2016, <text:span text:style-name="T58">arXiv</text:span>: arXiv:1602.07360. doi: 10.48550/arXiv.1602.07360.</text:p>
        <text:p text:style-name="Bibliography_20_1">[21]<text:tab/>L. Gatys, A. S. Ecker, and M. Bethge, “Texture Synthesis Using Convolutional Neural Networks”.</text:p>
        <text:p text:style-name="Bibliography_20_1">[22]<text:tab/>J. Ansel <text:span text:style-name="T58">et al.</text:span>, “PyTorch 2: Faster Machine Learning Through Dynamic Python Bytecode Transformation and Graph Compilation,” in <text:span text:style-name="T58">Proceedings of the 29th ACM International Conference on Architectural Support for Programming Languages and Operating Systems, Volume 2</text:span>, La Jolla CA USA: ACM, Apr. 2024, pp. 929–947. doi: 10.1145/3620665.3640366.</text:p>
        <text:p text:style-name="Bibliography_20_1">[23]<text:tab/><text:span text:style-name="T58">pyiqa: PyTorch Toolbox for Image Quality Assessment</text:span>. Python. Accessed: Sept. 04, 2025. [OS Independent]. Available: https://github.com/chaofengc/IQA-PyTorch</text:p>
        <text:p text:style-name="Bibliography_20_1">[24]<text:tab/>“peak signal to noise ratio - an overview | ScienceDirect Topics.” Accessed: Aug. 13, 2025. [Online]. Available: https://www.sciencedirect.com/topics/computer-science/peak-signal-to-noise-ratio</text:p>
        <text:p text:style-name="Bibliography_20_1">[25]<text:tab/>Z. Wang, A. C. Bovik, H. R. Sheikh, and E. P. Simoncelli, “Image quality assessment: from error visibility to structural similarity,” <text:span text:style-name="T58">IEEE Transactions on Image Processing</text:span>, vol. 13, no. 4, pp. 600–612, Apr. 2004, doi: 10.1109/TIP.2003.819861.</text:p>
      </text:section>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3T13:32:47.255762030</meta:creation-date>
    <dc:date>2025-10-22T16:11:46.187593995</dc:date>
    <meta:editing-duration>PT22H40M28S</meta:editing-duration>
    <meta:editing-cycles>29</meta:editing-cycles>
    <meta:generator>LibreOffice/25.2.6.2$Linux_X86_64 LibreOffice_project/520$Build-2</meta:generator>
    <meta:document-statistic meta:table-count="0" meta:image-count="0" meta:object-count="0" meta:page-count="6" meta:paragraph-count="64" meta:word-count="2517" meta:character-count="16368" meta:non-whitespace-character-count="13903"/>
    <meta:user-defined meta:name="ZOTERO_PREF_1">&lt;data data-version="3" zotero-version="7.0.24"&gt;&lt;session id="Rn1YDNQs"/&gt;&lt;style id="http://www.zotero.org/styles/ieee" locale="en-US" hasBibliography="1" bibliographyStyleHasBeenSet="1"/&gt;&lt;prefs&gt;&lt;pref name="fieldType" value="ReferenceMark"/&gt;&lt;/prefs&gt;&lt;/data&gt;</meta:user-defined>
  </office:meta>
</office:document-meta>
</file>